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1e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1e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1e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1e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1e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1e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1e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1e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1e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1e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1e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1e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1e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1e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1e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1e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1e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ana Andreina Del Valle Fernández Mari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3157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uis Fernández Carvaja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33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5.8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81" meta:non-whitespace-character-count="1012"/>
    <meta:template xlink:type="simple" xlink:actuate="onRequest" xlink:title="Normal" xlink:href=""/>
  </office:meta>
</office:document-meta>
</file>